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</office:font-face-decls>
  <office:automatic-styles>
    <style:style style:name="co1" style:family="table-column">
      <style:table-column-properties style:column-width="21.167mm" fo:break-before="auto"/>
    </style:style>
    <style:style style:name="ro1" style:family="table-row">
      <style:table-row-properties style:row-height="4.23mm" style:use-optimal-row-height="true" fo:break-before="auto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Example data file for Orient 3 (Vollmer, 2015)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Ice C-Axes</text:p>
          </table:table-cell>
          <table:table-cell table:number-columns-repeated="2"/>
        </table:table-row>
        <table:table-row table:style-name="ro1">
          <table:table-cell office:value-type="string">
            <text:p>// 112 ice c-axes digitized from Figure 7 of Kamb, 1959.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Kamb, W.B., 1959, Ice petrofabric observations from Blue Glacier, </text:p>
          </table:table-cell>
          <table:table-cell table:number-columns-repeated="2"/>
        </table:table-row>
        <table:table-row table:style-name="ro1">
          <table:table-cell office:value-type="string">
            <text:p>// Washington, in relation to theory and experiment: Journal Geophysical </text:p>
          </table:table-cell>
          <table:table-cell table:number-columns-repeated="2"/>
        </table:table-row>
        <table:table-row table:style-name="ro1">
          <table:table-cell office:value-type="string">
            <text:p>// Research, v. 64, p. 1891-1909.</text:p>
          </table:table-cell>
          <table:table-cell table:number-columns-repeated="2"/>
        </table:table-row>
        <table:table-row table:style-name="ro1">
          <table:table-cell office:value-type="string">
            <text:p>// </text:p>
          </table:table-cell>
          <table:table-cell table:number-columns-repeated="2"/>
        </table:table-row>
        <table:table-row table:style-name="ro1">
          <table:table-cell office:value-type="string">
            <text:p>// 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Trend</text:p>
          </table:table-cell>
          <table:table-cell office:value-type="string">
            <text:p>Plung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67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2.0</text:p>
          </table:table-cell>
          <table:table-cell office:value-type="string">
            <text:p>6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.0</text:p>
          </table:table-cell>
          <table:table-cell office:value-type="string">
            <text:p>5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8.0</text:p>
          </table:table-cell>
          <table:table-cell office:value-type="string">
            <text:p>1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2.0</text:p>
          </table:table-cell>
          <table:table-cell office:value-type="string">
            <text:p>5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2.0</text:p>
          </table:table-cell>
          <table:table-cell office:value-type="string">
            <text:p>6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4.0</text:p>
          </table:table-cell>
          <table:table-cell office:value-type="string">
            <text:p>1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45.0</text:p>
          </table:table-cell>
          <table:table-cell office:value-type="string">
            <text:p>1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45.0</text:p>
          </table:table-cell>
          <table:table-cell office:value-type="string">
            <text:p>7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1.0</text:p>
          </table:table-cell>
          <table:table-cell office:value-type="string">
            <text:p>2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2.0</text:p>
          </table:table-cell>
          <table:table-cell office:value-type="string">
            <text:p>4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5.0</text:p>
          </table:table-cell>
          <table:table-cell office:value-type="string">
            <text:p>1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6.0</text:p>
          </table:table-cell>
          <table:table-cell office:value-type="string">
            <text:p>3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7.0</text:p>
          </table:table-cell>
          <table:table-cell office:value-type="string">
            <text:p>2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8.0</text:p>
          </table:table-cell>
          <table:table-cell office:value-type="string">
            <text:p>2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8.0</text:p>
          </table:table-cell>
          <table:table-cell office:value-type="string">
            <text:p>37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58.0</text:p>
          </table:table-cell>
          <table:table-cell office:value-type="string">
            <text:p>1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60.0</text:p>
          </table:table-cell>
          <table:table-cell office:value-type="string">
            <text:p>3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61.0</text:p>
          </table:table-cell>
          <table:table-cell office:value-type="string">
            <text:p>2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66.0</text:p>
          </table:table-cell>
          <table:table-cell office:value-type="string">
            <text:p>27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68.0</text:p>
          </table:table-cell>
          <table:table-cell office:value-type="string">
            <text:p>2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69.0</text:p>
          </table:table-cell>
          <table:table-cell office:value-type="string">
            <text:p>3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71.0</text:p>
          </table:table-cell>
          <table:table-cell office:value-type="string">
            <text:p>2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76.0</text:p>
          </table:table-cell>
          <table:table-cell office:value-type="string">
            <text:p>1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76.0</text:p>
          </table:table-cell>
          <table:table-cell office:value-type="string">
            <text:p>7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80.0</text:p>
          </table:table-cell>
          <table:table-cell office:value-type="string">
            <text:p>2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82.0</text:p>
          </table:table-cell>
          <table:table-cell office:value-type="string">
            <text:p>2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84.0</text:p>
          </table:table-cell>
          <table:table-cell office:value-type="string">
            <text:p>3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5.0</text:p>
          </table:table-cell>
          <table:table-cell office:value-type="string">
            <text:p>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5.0</text:p>
          </table:table-cell>
          <table:table-cell office:value-type="string">
            <text:p>3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7.0</text:p>
          </table:table-cell>
          <table:table-cell office:value-type="string">
            <text:p>1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9.0</text:p>
          </table:table-cell>
          <table:table-cell office:value-type="string">
            <text:p>5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99.0</text:p>
          </table:table-cell>
          <table:table-cell office:value-type="string">
            <text:p>2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03.0</text:p>
          </table:table-cell>
          <table:table-cell office:value-type="string">
            <text:p>6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03.0</text:p>
          </table:table-cell>
          <table:table-cell office:value-type="string">
            <text:p>5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05.0</text:p>
          </table:table-cell>
          <table:table-cell office:value-type="string">
            <text:p>3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1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17.0</text:p>
          </table:table-cell>
          <table:table-cell office:value-type="string">
            <text:p>1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29.0</text:p>
          </table:table-cell>
          <table:table-cell office:value-type="string">
            <text:p>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32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34.0</text:p>
          </table:table-cell>
          <table:table-cell office:value-type="string">
            <text:p>2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1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75.0</text:p>
          </table:table-cell>
          <table:table-cell office:value-type="string">
            <text:p>4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91.0</text:p>
          </table:table-cell>
          <table:table-cell office:value-type="string">
            <text:p>4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92.0</text:p>
          </table:table-cell>
          <table:table-cell office:value-type="string">
            <text:p>6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99.0</text:p>
          </table:table-cell>
          <table:table-cell office:value-type="string">
            <text:p>1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02.0</text:p>
          </table:table-cell>
          <table:table-cell office:value-type="string">
            <text:p>4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02.0</text:p>
          </table:table-cell>
          <table:table-cell office:value-type="string">
            <text:p>4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07.0</text:p>
          </table:table-cell>
          <table:table-cell office:value-type="string">
            <text:p>7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15.0</text:p>
          </table:table-cell>
          <table:table-cell office:value-type="string">
            <text:p>3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17.0</text:p>
          </table:table-cell>
          <table:table-cell office:value-type="string">
            <text:p>5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21.0</text:p>
          </table:table-cell>
          <table:table-cell office:value-type="string">
            <text:p>3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24.0</text:p>
          </table:table-cell>
          <table:table-cell office:value-type="string">
            <text:p>6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3.0</text:p>
          </table:table-cell>
          <table:table-cell office:value-type="string">
            <text:p>1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4.0</text:p>
          </table:table-cell>
          <table:table-cell office:value-type="string">
            <text:p>1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5.0</text:p>
          </table:table-cell>
          <table:table-cell office:value-type="string">
            <text:p>2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7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7.0</text:p>
          </table:table-cell>
          <table:table-cell office:value-type="string">
            <text:p>1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37.0</text:p>
          </table:table-cell>
          <table:table-cell office:value-type="string">
            <text:p>5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0.0</text:p>
          </table:table-cell>
          <table:table-cell office:value-type="string">
            <text:p>1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1.0</text:p>
          </table:table-cell>
          <table:table-cell office:value-type="string">
            <text:p>4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1.0</text:p>
          </table:table-cell>
          <table:table-cell office:value-type="string">
            <text:p>1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1.0</text:p>
          </table:table-cell>
          <table:table-cell office:value-type="string">
            <text:p>4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3.0</text:p>
          </table:table-cell>
          <table:table-cell office:value-type="string">
            <text:p>2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5.0</text:p>
          </table:table-cell>
          <table:table-cell office:value-type="string">
            <text:p>3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6.0</text:p>
          </table:table-cell>
          <table:table-cell office:value-type="string">
            <text:p>2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47.0</text:p>
          </table:table-cell>
          <table:table-cell office:value-type="string">
            <text:p>6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0.0</text:p>
          </table:table-cell>
          <table:table-cell office:value-type="string">
            <text:p>3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1.0</text:p>
          </table:table-cell>
          <table:table-cell office:value-type="string">
            <text:p>1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2.0</text:p>
          </table:table-cell>
          <table:table-cell office:value-type="string">
            <text:p>37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2.0</text:p>
          </table:table-cell>
          <table:table-cell office:value-type="string">
            <text:p>1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5.0</text:p>
          </table:table-cell>
          <table:table-cell office:value-type="string">
            <text:p>2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5.0</text:p>
          </table:table-cell>
          <table:table-cell office:value-type="string">
            <text:p>1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6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8.0</text:p>
          </table:table-cell>
          <table:table-cell office:value-type="string">
            <text:p>1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59.0</text:p>
          </table:table-cell>
          <table:table-cell office:value-type="string">
            <text:p>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61.0</text:p>
          </table:table-cell>
          <table:table-cell office:value-type="string">
            <text:p>3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62.0</text:p>
          </table:table-cell>
          <table:table-cell office:value-type="string">
            <text:p>2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66.0</text:p>
          </table:table-cell>
          <table:table-cell office:value-type="string">
            <text:p>4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67.0</text:p>
          </table:table-cell>
          <table:table-cell office:value-type="string">
            <text:p>2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68.0</text:p>
          </table:table-cell>
          <table:table-cell office:value-type="string">
            <text:p>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1.0</text:p>
          </table:table-cell>
          <table:table-cell office:value-type="string">
            <text:p>2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1.0</text:p>
          </table:table-cell>
          <table:table-cell office:value-type="string">
            <text:p>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1.0</text:p>
          </table:table-cell>
          <table:table-cell office:value-type="string">
            <text:p>1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2.0</text:p>
          </table:table-cell>
          <table:table-cell office:value-type="string">
            <text:p>6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4.0</text:p>
          </table:table-cell>
          <table:table-cell office:value-type="string">
            <text:p>1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5.0</text:p>
          </table:table-cell>
          <table:table-cell office:value-type="string">
            <text:p>1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6.0</text:p>
          </table:table-cell>
          <table:table-cell office:value-type="string">
            <text:p>1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8.0</text:p>
          </table:table-cell>
          <table:table-cell office:value-type="string">
            <text:p>40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79.0</text:p>
          </table:table-cell>
          <table:table-cell office:value-type="string">
            <text:p>3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84.0</text:p>
          </table:table-cell>
          <table:table-cell office:value-type="string">
            <text:p>22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86.0</text:p>
          </table:table-cell>
          <table:table-cell office:value-type="string">
            <text:p>5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86.0</text:p>
          </table:table-cell>
          <table:table-cell office:value-type="string">
            <text:p>1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89.0</text:p>
          </table:table-cell>
          <table:table-cell office:value-type="string">
            <text:p>18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0.0</text:p>
          </table:table-cell>
          <table:table-cell office:value-type="string">
            <text:p>1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2.0</text:p>
          </table:table-cell>
          <table:table-cell office:value-type="string">
            <text:p>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4.0</text:p>
          </table:table-cell>
          <table:table-cell office:value-type="string">
            <text:p>5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5.0</text:p>
          </table:table-cell>
          <table:table-cell office:value-type="string">
            <text:p>3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6.0</text:p>
          </table:table-cell>
          <table:table-cell office:value-type="string">
            <text:p>17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297.0</text:p>
          </table:table-cell>
          <table:table-cell office:value-type="string">
            <text:p>2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15.0</text:p>
          </table:table-cell>
          <table:table-cell office:value-type="string">
            <text:p>25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16.0</text:p>
          </table:table-cell>
          <table:table-cell office:value-type="string">
            <text:p>19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17.0</text:p>
          </table:table-cell>
          <table:table-cell office:value-type="string">
            <text:p>14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31.0</text:p>
          </table:table-cell>
          <table:table-cell office:value-type="string">
            <text:p>81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40.0</text:p>
          </table:table-cell>
          <table:table-cell office:value-type="string">
            <text:p>63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45.0</text:p>
          </table:table-cell>
          <table:table-cell office:value-type="string">
            <text:p>1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52.0</text:p>
          </table:table-cell>
          <table:table-cell office:value-type="string">
            <text:p>26.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355.0</text:p>
          </table:table-cell>
          <table:table-cell office:value-type="string">
            <text:p>24.0</text:p>
          </table:table-cell>
          <table:table-cell office:value-type="string">
            <text:p>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>
  <office:font-face-decls>
    <office:font-face-decls>
      <style:font-face style:name="Arial" svg:font-family="Arial"/>
    </office:font-face-decls>
  </office:font-face-decls>
  <office:styles>
    <style:style style:name="Default" style:family="table-cell">
      <style:text-properties style:font-name="Arial" fo:font-size="10.0"/>
    </style:style>
  </office:styles>
  <office:automatic-styles>
    <style:page-layout style:name="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